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BC3DF423B0204C23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673cm, 2.726cm, 9.35cm, 4.335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39cm" svg:height="23.199cm" svg:x="0.892cm" svg:y="1.992cm">
          <draw:image xlink:href="Pictures/10000000000005E8000007E0BC3DF423B0204C2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13T15:01:08.558566513</dc:date>
    <meta:editing-duration>PT3M36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